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85f" officeooo:paragraph-rsid="000bd85f"/>
    </style:style>
    <style:style style:name="P2" style:family="paragraph" style:parent-style-name="Standard">
      <style:text-properties officeooo:rsid="000bd85f" officeooo:paragraph-rsid="000bd85f" fo:background-color="#ffff00"/>
    </style:style>
    <style:style style:name="P3" style:family="paragraph" style:parent-style-name="Standard">
      <style:text-properties officeooo:rsid="000bd85f" officeooo:paragraph-rsid="000bd85f"/>
    </style:style>
    <style:style style:name="P4" style:family="paragraph" style:parent-style-name="Standard">
      <style:text-properties officeooo:rsid="000dc6d2" officeooo:paragraph-rsid="000dc6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ísmo pro nadpis do hero sekce: Libre Baskerville</text:p>
      <text:p text:style-name="P1">&lt;link rel="preconnect" href="https://fonts.googleapis.com"&gt;</text:p>
      <text:p text:style-name="P1">&lt;link rel="preconnect" href="https://fonts.gstatic.com" crossorigin&gt;</text:p>
      <text:p text:style-name="P1">&lt;link href="https://fonts.googleapis.com/css2?family=Libre+Baskerville:ital,wght@0,400;0,700;1,400&amp;family=Lora:ital,wght@0,400;0,700;1,400;1,700&amp;family=Montserrat:wght@300;400;500&amp;family=Playfair+Display:wght@400;700&amp;display=swap" rel="stylesheet"&gt;</text:p>
      <text:p text:style-name="P1"/>
      <text:p text:style-name="P4">2.5. 22:37 – končím přidání scriptů build a serve, nevidím NPM script dole// začít s prezentací eleventy 3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21:49:50.071174780</meta:creation-date>
    <dc:date>2023-05-02T22:38:18.312060300</dc:date>
    <meta:editing-duration>PT4M24S</meta:editing-duration>
    <meta:editing-cycles>2</meta:editing-cycles>
    <meta:generator>LibreOffice/7.4.6.2$Linux_X86_64 LibreOffice_project/40$Build-2</meta:generator>
    <meta:document-statistic meta:table-count="0" meta:image-count="0" meta:object-count="0" meta:page-count="1" meta:paragraph-count="5" meta:word-count="35" meta:character-count="530" meta:non-whitespace-character-count="499"/>
  </office:meta>
</office:document-meta>
</file>